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05b" officeooo:paragraph-rsid="000d505b"/>
    </style:style>
    <style:style style:name="P2" style:family="paragraph" style:parent-style-name="Standard">
      <style:text-properties officeooo:rsid="000ea234" officeooo:paragraph-rsid="000ea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nt :</text:p>
      <text:p text:style-name="P1">nom</text:p>
      <text:p text:style-name="P1">prenom</text:p>
      <text:p text:style-name="P2">idtag</text:p>
      <text:p text:style-name="P2">statut</text:p>
      <text:p text:style-name="P2">idagent</text:p>
      <text:p text:style-name="P1"/>
      <text:p text:style-name="P1">Responsable :</text:p>
      <text:p text:style-name="P1">idresponsable</text:p>
      <text:p text:style-name="P1">login</text:p>
      <text:p text:style-name="P1">mdp</text:p>
      <text:p text:style-name="P1"/>
      <text:p text:style-name="P1">Ronde :</text:p>
      <text:p text:style-name="P2">idronde</text:p>
      <text:p text:style-name="P2">nom</text:p>
      <text:p text:style-name="P2">statut</text:p>
      <text:p text:style-name="P1"/>
      <text:p text:style-name="P1">Pointeau :</text:p>
      <text:p text:style-name="P1">idtag</text:p>
      <text:p text:style-name="P1">idpointeau</text:p>
      <text:p text:style-name="P1">numero</text:p>
      <text:p text:style-name="P1">lieu</text:p>
      <text:p text:style-name="P1">statut</text:p>
      <text:p text:style-name="P1"/>
      <text:p text:style-name="P2">Association agent/ronde :</text:p>
      <text:p text:style-name="P2">idronde</text:p>
      <text:p text:style-name="P2">idagent</text:p>
      <text:p text:style-name="P2">id</text:p>
      <text:p text:style-name="P2"/>
      <text:p text:style-name="P2">Association pointeau/ronde :</text:p>
      <text:p text:style-name="P2">id</text:p>
      <text:p text:style-name="P2">idronde</text:p>
      <text:p text:style-name="P2">idpointeau</text:p>
      <text:p text:style-name="P2">ordrepointeau</text:p>
      <text:p text:style-name="P2">temps min</text:p>
      <text:p text:style-name="P2">temps max</text:p>
      <text:p text:style-name="P2"/>
      <text:p text:style-name="P2">Historique pointeau :</text:p>
      <text:p text:style-name="P2">id</text:p>
      <text:p text:style-name="P2">idagent</text:p>
      <text:p text:style-name="P2">idronde</text:p>
      <text:p text:style-name="P2">idpointeau</text:p>
      <text:p text:style-name="P2">date</text:p>
      <text:p text:style-name="P2">ordrepointeau</text:p>
      <text:p text:style-name="P2">numeroronde</text:p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09:04:46.891849706</meta:creation-date>
    <dc:date>2020-01-30T09:22:31.102269086</dc:date>
    <meta:editing-duration>PT7M24S</meta:editing-duration>
    <meta:editing-cycles>1</meta:editing-cycles>
    <meta:document-statistic meta:table-count="0" meta:image-count="0" meta:object-count="0" meta:page-count="1" meta:paragraph-count="39" meta:word-count="51" meta:character-count="326" meta:non-whitespace-character-count="314"/>
    <meta:generator>LibreOffice/6.2.6.2$Linux_X86_64 LibreOffice_project/20$Build-2</meta:generator>
  </office:meta>
</office:document-meta>
</file>